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079" officeooo:paragraph-rsid="000c4079"/>
    </style:style>
    <style:style style:name="P2" style:family="paragraph" style:parent-style-name="Standard">
      <style:text-properties officeooo:rsid="000f50b2" officeooo:paragraph-rsid="000f50b2"/>
    </style:style>
    <style:style style:name="P3" style:family="paragraph" style:parent-style-name="Standard">
      <style:text-properties officeooo:rsid="00124ff3" officeooo:paragraph-rsid="00124ff3"/>
    </style:style>
    <style:style style:name="P4" style:family="paragraph" style:parent-style-name="Standard">
      <style:text-properties officeooo:rsid="00140697" officeooo:paragraph-rsid="00140697"/>
    </style:style>
    <style:style style:name="P5" style:family="paragraph" style:parent-style-name="Standard">
      <style:text-properties officeooo:rsid="00144a7d" officeooo:paragraph-rsid="00144a7d"/>
    </style:style>
    <style:style style:name="P6" style:family="paragraph" style:parent-style-name="Standard">
      <style:text-properties officeooo:rsid="00151f8d" officeooo:paragraph-rsid="00151f8d"/>
    </style:style>
    <style:style style:name="P7" style:family="paragraph" style:parent-style-name="Standard">
      <style:text-properties officeooo:rsid="00156e9f" officeooo:paragraph-rsid="00156e9f"/>
    </style:style>
    <style:style style:name="P8" style:family="paragraph" style:parent-style-name="Standard">
      <style:text-properties officeooo:rsid="00175150" officeooo:paragraph-rsid="00175150"/>
    </style:style>
    <style:style style:name="P9" style:family="paragraph" style:parent-style-name="Standard">
      <style:text-properties officeooo:rsid="0019bf03" officeooo:paragraph-rsid="0019bf03"/>
    </style:style>
    <style:style style:name="P10" style:family="paragraph" style:parent-style-name="Standard">
      <style:text-properties officeooo:rsid="001eb9b4" officeooo:paragraph-rsid="001eb9b4"/>
    </style:style>
    <style:style style:name="P11" style:family="paragraph" style:parent-style-name="Standard">
      <style:text-properties officeooo:rsid="001eb9b4" officeooo:paragraph-rsid="0023035f"/>
    </style:style>
    <style:style style:name="P12" style:family="paragraph" style:parent-style-name="Standard">
      <style:text-properties officeooo:rsid="001eb9b4" officeooo:paragraph-rsid="00302b0c"/>
    </style:style>
    <style:style style:name="P13" style:family="paragraph" style:parent-style-name="Standard">
      <style:text-properties officeooo:rsid="0021b1d3" officeooo:paragraph-rsid="0021b1d3"/>
    </style:style>
    <style:style style:name="P14" style:family="paragraph" style:parent-style-name="Standard">
      <style:text-properties officeooo:rsid="0023e08c" officeooo:paragraph-rsid="0023e08c"/>
    </style:style>
    <style:style style:name="P15" style:family="paragraph" style:parent-style-name="Standard">
      <style:text-properties officeooo:rsid="0023e08c" officeooo:paragraph-rsid="002b7b56"/>
    </style:style>
    <style:style style:name="P16" style:family="paragraph" style:parent-style-name="Standard">
      <style:text-properties officeooo:rsid="0027b668" officeooo:paragraph-rsid="0027b668"/>
    </style:style>
    <style:style style:name="P17" style:family="paragraph" style:parent-style-name="Standard">
      <style:text-properties officeooo:rsid="0028f719" officeooo:paragraph-rsid="0028f719"/>
    </style:style>
    <style:style style:name="P18" style:family="paragraph" style:parent-style-name="Standard">
      <style:text-properties officeooo:rsid="002e64fb" officeooo:paragraph-rsid="002e64fb"/>
    </style:style>
    <style:style style:name="P19" style:family="paragraph" style:parent-style-name="Standard">
      <style:text-properties officeooo:rsid="00318f91" officeooo:paragraph-rsid="00318f91"/>
    </style:style>
    <style:style style:name="P20" style:family="paragraph" style:parent-style-name="Standard">
      <style:text-properties officeooo:rsid="00318f91" officeooo:paragraph-rsid="0032f142"/>
    </style:style>
    <style:style style:name="P21" style:family="paragraph" style:parent-style-name="Standard">
      <style:text-properties officeooo:rsid="0034e567" officeooo:paragraph-rsid="0034e567"/>
    </style:style>
    <style:style style:name="P22" style:family="paragraph" style:parent-style-name="Standard">
      <style:text-properties officeooo:rsid="0034e567" officeooo:paragraph-rsid="00352146"/>
    </style:style>
    <style:style style:name="P23" style:family="paragraph" style:parent-style-name="Standard">
      <style:text-properties officeooo:rsid="0034e567" officeooo:paragraph-rsid="0035b38d"/>
    </style:style>
    <style:style style:name="P24" style:family="paragraph" style:parent-style-name="Standard">
      <style:text-properties officeooo:rsid="0035b38d" officeooo:paragraph-rsid="0035b38d"/>
    </style:style>
    <style:style style:name="P25" style:family="paragraph" style:parent-style-name="Standard">
      <style:text-properties officeooo:rsid="0038976d" officeooo:paragraph-rsid="0038976d"/>
    </style:style>
    <style:style style:name="T1" style:family="text">
      <style:text-properties officeooo:rsid="000da492"/>
    </style:style>
    <style:style style:name="T2" style:family="text">
      <style:text-properties officeooo:rsid="0010a44d"/>
    </style:style>
    <style:style style:name="T3" style:family="text">
      <style:text-properties officeooo:rsid="00130ef8"/>
    </style:style>
    <style:style style:name="T4" style:family="text">
      <style:text-properties officeooo:rsid="00151f8d"/>
    </style:style>
    <style:style style:name="T5" style:family="text">
      <style:text-properties officeooo:rsid="001718b7"/>
    </style:style>
    <style:style style:name="T6" style:family="text">
      <style:text-properties officeooo:rsid="00175243"/>
    </style:style>
    <style:style style:name="T7" style:family="text">
      <style:text-properties officeooo:rsid="00193466"/>
    </style:style>
    <style:style style:name="T8" style:family="text">
      <style:text-properties officeooo:rsid="001bb2aa"/>
    </style:style>
    <style:style style:name="T9" style:family="text">
      <style:text-properties officeooo:rsid="001d1c11"/>
    </style:style>
    <style:style style:name="T10" style:family="text">
      <style:text-properties officeooo:rsid="001e53be"/>
    </style:style>
    <style:style style:name="T11" style:family="text">
      <style:text-properties officeooo:rsid="002042b7"/>
    </style:style>
    <style:style style:name="T12" style:family="text">
      <style:text-properties officeooo:rsid="0023035f"/>
    </style:style>
    <style:style style:name="T13" style:family="text">
      <style:text-properties officeooo:rsid="002855ab"/>
    </style:style>
    <style:style style:name="T14" style:family="text">
      <style:text-properties officeooo:rsid="0028f08d"/>
    </style:style>
    <style:style style:name="T15" style:family="text">
      <style:text-properties officeooo:rsid="0028f719"/>
    </style:style>
    <style:style style:name="T16" style:family="text">
      <style:text-properties officeooo:rsid="002b7b56"/>
    </style:style>
    <style:style style:name="T17" style:family="text">
      <style:text-properties officeooo:rsid="00302b0c"/>
    </style:style>
    <style:style style:name="T18" style:family="text">
      <style:text-properties officeooo:rsid="003177a3"/>
    </style:style>
    <style:style style:name="T19" style:family="text">
      <style:text-properties officeooo:rsid="0032f142"/>
    </style:style>
    <style:style style:name="T20" style:family="text">
      <style:text-properties officeooo:rsid="003521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kacja, która na podstawie nastroju pobudzenia i lęku będzie potrafiła <text:span text:style-name="T1">doradzić lek, który by zahamował te objawy.</text:span></text:p>
      <text:p text:style-name="P2">3 dni nastrój 5 objaw hipomanii lek <text:span text:style-name="T2">depakine </text:span></text:p>
      <text:p text:style-name="P3">jak po dwóch tygodniach nastrój się nie obniży <text:span text:style-name="T3">to, możemy dołożyć chrloprtixen 15, 15, 50 mg lub odstawić depakine i chlorptitixen 30 mg 30 mg 45 mg</text:span></text:p>
      <text:p text:style-name="P4">+ 3 dni obniżonego nastroju możemy dać jakiś antydepresant + lit</text:p>
      <text:p text:style-name="P19">Uruchamiamy program </text:p>
      <text:p text:style-name="P19">pole do dodawania ludzi</text:p>
      <text:p text:style-name="P19"><text:span text:style-name="T19">cz1 = </text:span>czlowiek(„jan”,31);</text:p>
      <text:p text:style-name="P20"><text:span text:style-name="T19">cz2 = </text:span>czlowiek(„<text:span text:style-name="T19">marta</text:span>”,<text:span text:style-name="T19">25</text:span>);</text:p>
      <text:p text:style-name="P21">Jan powiedzial do marty spadaj</text:p>
      <text:p text:style-name="P23">cz2 – 10%</text:p>
      <text:p text:style-name="P22"><text:span text:style-name="T20">marta</text:span> powiedzial<text:span text:style-name="T20">a</text:span> do <text:span text:style-name="T20">jana</text:span> spadaj <text:span text:style-name="T20">wieśniaku</text:span></text:p>
      <text:p text:style-name="P24">cz1 – 25%</text:p>
      <text:p text:style-name="P25">będzie funkcja, która będzie wyliczać spadki albo wzrosty nastroju na podstawie kombinacji zdań np. spadaj wieśniaku </text:p>
      <text:p text:style-name="P5">Zachowania nastroju po reakchach człowieka</text:p>
      <text:p text:style-name="P5"/>
      <text:p text:style-name="P5">np. ktoś po wie głupi i jeszcze kretyn dziewczyna zapropniunje ci randkę <text:span text:style-name="T4">itp. i nastrój zmienia się od tego co ci ludzie ci powiedza </text:span></text:p>
      <text:p text:style-name="P5"/>
      <text:p text:style-name="P6">np. .mamy </text:p>
      <text:p text:style-name="P6">class czlowiek</text:p>
      <text:p text:style-name="P6"/>
      <text:p text:style-name="P6">czlowiek1 = new czlowiek()</text:p>
      <text:p text:style-name="P6"/>
      <text:p text:style-name="P6">i też zalezy ile ludzi ci to powie i w jakim przedziale czasowym.</text:p>
      <text:p text:style-name="P7">Np . Cz<text:span text:style-name="T6">ł</text:span>owiek 1 powie spierdalaj to odbiży mu się nastroj około 0.2 ale jak ten sam człowiek zrobi to 2 raz w przeciągu 4 minut to zmniejszenie nastroju nie nastąpi albo nastąpi o 0.02 dopiero jak inny cz<text:span text:style-name="T7">ł</text:span>owiek to zrobi to wtedy zmniejszenie na<text:span text:style-name="T5">stroju nastąpi o 0.2</text:span></text:p>
      <text:p text:style-name="P7"/>
      <text:p text:style-name="P8">Słowa mamy słowa </text:p>
      <text:p text:style-name="P8">które mają wartości obniżenia nastroju lub podwyższenia</text:p>
      <text:p text:style-name="P8">np. słowo spierdalaj będzie miało mały współczynnik obniżenia nastroju np. wartość <text:span text:style-name="T9">0</text:span> od <text:span text:style-name="T10">0</text:span> do <text:span text:style-name="T10">100</text:span></text:p>
      <text:p text:style-name="P8">natomiast słowo spierdziel będzie miało już 9 </text:p>
      <text:p text:style-name="P9">albo może zrobić coś takiego, że będzie się nastrój o<text:span text:style-name="T8">b</text:span>niżał o ile<text:span text:style-name="T8">ś</text:span> % <text:span text:style-name="T8">np. mamy nastrój 0 no i teraz mamy obniżyć o 20% </text:span></text:p>
      <text:p text:style-name="P9"/>
      <text:p text:style-name="P10">class czlowiek {</text:p>
      <text:p text:style-name="P10"><text:tab/></text:p>
      <text:p text:style-name="P10"><text:tab/><text:span text:style-name="T11">public $nazwa_czlowieka;</text:span></text:p>
      <text:p text:style-name="P18"><text:tab/>public $wiek_czlowieka;</text:p>
      <text:p text:style-name="P10"><text:tab/>public <text:span text:style-name="T12">function </text:span>__construct($nazwa,<text:span text:style-name="T17">$wiek</text:span>) {</text:p>
      <text:p text:style-name="P10"><text:tab/><text:tab/><text:span text:style-name="T11">$this-&gt;nazwa_czlowieka = $nazwa;</text:span></text:p>
      <text:p text:style-name="P12"><text:tab/><text:tab/><text:span text:style-name="T11">$this-&gt;wiek_czlowieka = $wiek;</text:span></text:p>
      <text:p text:style-name="P10"><text:tab/><text:tab/></text:p>
      <text:p text:style-name="P10"><text:tab/>}</text:p>
      <text:p text:style-name="P10">}</text:p>
      <text:p text:style-name="P13">class slowa {</text:p>
      <text:p text:style-name="P13"><text:tab/></text:p>
      <text:p text:style-name="P11"><text:tab/>public <text:span text:style-name="T12">function </text:span>__construct($nazwa) {</text:p>
      <text:p text:style-name="P11"><text:tab/><text:tab/></text:p>
      <text:p text:style-name="P11"><text:soft-page-break/><text:tab/><text:span text:style-name="T12">}</text:span></text:p>
      <text:p text:style-name="P13"><text:tab/></text:p>
      <text:p text:style-name="P13">}</text:p>
      <text:p text:style-name="P13"/>
      <text:p text:style-name="P14">class kurwa <text:span text:style-name="T13">extends slowa</text:span> {</text:p>
      <text:p text:style-name="P14"><text:tab/></text:p>
      <text:p text:style-name="P14"><text:tab/><text:span text:style-name="T14">private $procent_zmnieszenia_zwiekszenia;</text:span></text:p>
      <text:p text:style-name="P14"><text:tab/><text:span text:style-name="T15">private function zmniesz_albo_zwieksz($nastroj,$ile) {</text:span></text:p>
      <text:p text:style-name="P15"><text:span text:style-name="T16"><text:tab/><text:tab/>return <text:s/>zmniejsz($nastroj, $ile);</text:span></text:p>
      <text:p text:style-name="P14"><text:tab/><text:tab/></text:p>
      <text:p text:style-name="P14"><text:tab/><text:tab/></text:p>
      <text:p text:style-name="P17"><text:tab/><text:span text:style-name="T18">}</text:span></text:p>
      <text:p text:style-name="P14"><text:tab/></text:p>
      <text:p text:style-name="P14">}</text:p>
      <text:p text:style-name="P14"/>
      <text:p text:style-name="P16"><text:s text:c="4"/>function zmniejsz($l, $p) {</text:p>
      <text:p text:style-name="P16"><text:s text:c="6"/>return $l * (1-$p*.01);</text:p>
      <text:p text:style-name="P1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5:07:57.556313967</meta:creation-date>
    <meta:generator>LibreOffice/4.3.3.2$Linux_X86_64 LibreOffice_project/430m0$Build-2</meta:generator>
    <dc:date>2018-07-04T17:43:40.194138163</dc:date>
    <meta:editing-duration>P1DT2H20M11S</meta:editing-duration>
    <meta:editing-cycles>49</meta:editing-cycles>
    <meta:document-statistic meta:table-count="0" meta:image-count="0" meta:object-count="0" meta:page-count="2" meta:paragraph-count="55" meta:word-count="314" meta:character-count="2034" meta:non-whitespace-character-count="1713"/>
  </office:meta>
</office:document-meta>
</file>